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fo:font-weight="bold" style:font-size-asian="10.5pt" style:font-weight-asian="bold" style:font-size-complex="10.5pt" style:font-weight-complex="bold"/>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Best Commandment </text:p>
      <text:p text:style-name="P2"/>
      <text:p text:style-name="P1"><text:span text:style-name="T1">Read:</text:span> Matthew 9:9 "And as Jesus passed forth from thence, he saw a man, named Matthew, sitting at the receipt of custom: and he saith unto him, Follow me. And he arose, and followed him."</text:p>
      <text:p text:style-name="P1"><text:s/></text:p>
      <text:p text:style-name="P1"><text:span text:style-name="T1">Text:</text:span> Mark 16:15 "And he said unto them, Go ye into all the world, and preach the gospel to every creature."</text:p>
      <text:p text:style-name="P1"/>
      <text:p text:style-name="P1"><text:span text:style-name="T1">Introduction:</text:span> Last week I preached on the last commandment and today I am preaching on the best commandment. The last commandment was one word: “Come.” <text:span text:style-name="T2">The best commandment is one word: “</text:span><text:span text:style-name="T3">Go</text:span><text:span text:style-name="T2">.”</text:span> The command to “Come” is always followed by the urge to “Go.” It’s like you can’t keep it quiet. You’ve found forgiveness; you feel clean for the first time in your life; you’re free and you can’t stop from sharing the news with others.</text:p>
      <text:p text:style-name="P1"><text:s text:c="2"/>You may be asking: “Why is this is the best commandment?” I believe that this is the best commandment because it is one commandment that; if obeyed, promises a special reward in heaven. James 5:20 says: "Let him know, that he which converteth the sinner from the error of his way shall save a soul from death, and shall hide a multitude of sins." </text:p>
      <text:p text:style-name="P1"/>
      <text:p text:style-name="P1"><text:span text:style-name="T1">I. The Gospel is “Good News!”</text:span> There is nothing negative about the good news. Have you ever had a compliment accompanied by a “but?” There are no “buts” in the Gospel. John 3:16 does not say: “For God so loved the world, but…” It says: “For God so loved the world, that he gave his only begotten Son…”</text:p>
      <text:p text:style-name="P1"><text:s text:c="2"/>Phrases like: “come ye that labor and are heavy laden…” “Let him who is athirst come.” and “Whosoever will may come.” <text:s/>Indicate that there are none who are ineligible for this salvation. That’s good news!</text:p>
      <text:p text:style-name="P1"><text:s text:c="2"/>When Jesus was selecting His core group of co-ministers; He looked for men who would have been overlooked by most executive search committees. He found men who needed some good news, men who would appreciate good news, men who would be so excited about their experience that they could not shut up even under threat of death.</text:p>
      <text:p text:style-name="P1"/>
      <text:p text:style-name="P1"><text:span text:style-name="T1">II. “Good News” is hard to hide:</text:span> Lepers were cleansed, the blind could see, the lame were dancing, fit throwers were calm, beggars were workers and givers, the lost were found, demon possessed men were now God possessed men, and the hungry were now satisfied. How could these keep quiet about what had happened?</text:p>
      <text:p text:style-name="P1"><text:s text:c="2"/>When people saw the blind man running and playing ball; do you think that they would say nothing? When they see the lame lady skipping down the street; will they ignore it? When the leper family, that lived under the bridge, moves in next door; will it not cause a stir?</text:p>
      <text:p text:style-name="P1"><text:s text:c="2"/>Tell me; how can someone who has had such significant events occur keep from talking about it? How can someone who knows about these things keep silent? </text:p>
      <text:p text:style-name="P1"/>
      <text:p text:style-name="P1"><text:span text:style-name="T1">III. The accident victim:</text:span> Would you take a few moments to come with me in your imagination this morning? You are driving down the road and see the car ahead of you lose control. It slides sideways and rolls over several times before striking a tree. You stop your car and run to the car, which is on its roof. You have to lay on the ground to see inside. The motor is hot, gasoline is leaking all around and a fire or explosion is imminent. You can see a woman hanging by her safety belt. The door cannot be opened. </text:p>
      <text:p text:style-name="P1"><text:s text:c="2"/>Will you break the window? Some of the glass will get on the woman and may cut her. Will you take the risk and break it? OK you’ve broken the window and then you see that her foot is stuck under the dash. There is no way to get it unstuck before the car explodes. Will you break her leg to save her? Will you sacrifice her life or will you do what you know must be done to save her? She is already in more pain than you can imagine will you add to that pain by breaking her leg? She might be angry, already, about you busting her window and cutting her face. Breaking her leg just might really make her mad. Maybe the car won’t explode anyway. Wait it’s beginning to burn. There are flames around the motor you’ve only got seconds to decide. Will you break her leg?</text:p>
      <text:p text:style-name="P1"><text:s text:c="2"/>You reach in and break her leg. You pull her out and drag her away just in time. The car is enveloped in flames and explodes. </text:p>
      <text:p text:style-name="P1"/>
      <text:p text:style-name="P1"><text:span text:style-name="T1">Conclude:</text:span> The next day your picture is on the front page of the paper. You are the hero that saved a woman from certain death! <text:s/>Feels good doesn’t it?</text:p>
      <text:p text:style-name="P1"><text:s text:c="2"/>There is a little hero in all of us. Let me tell you of a far more heroic deed that you can do every day. There are people all around who are wrecking their lives. Their eternal souls are in grave danger of certain destruction. You are on the scene of their tragedy…What will you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Last Commandment </dc:title>
    <meta:initial-creator>Joel Tice</meta:initial-creator>
    <meta:creation-date>2007-04-07T19:02:00</meta:creation-date>
    <dc:creator>Joel Tice</dc:creator>
    <dc:date>2018-12-01T02:03:39.87</dc:date>
    <meta:editing-cycles>9</meta:editing-cycles>
    <meta:editing-duration>PT9H43M</meta:editing-duration>
    <meta:printed-by>Joel Tice</meta:printed-by>
    <meta:print-date>2018-12-01T02:02:30.98</meta:print-date>
    <meta:document-statistic meta:table-count="0" meta:image-count="0" meta:object-count="0" meta:page-count="1" meta:paragraph-count="17" meta:word-count="845" meta:character-count="4511"/>
    <meta:generator>OpenOffice/4.1.3$Win32 OpenOffice.org_project/413m1$Build-9783</meta:generator>
  </office:meta>
</office:document-meta>
</file>